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officeooo:rsid="000a811a" officeooo:paragraph-rsid="000a811a"/>
    </style:style>
    <style:style style:name="P2" style:family="paragraph" style:parent-style-name="Standard">
      <style:text-properties fo:language="en" fo:country="US" officeooo:rsid="000a811a" officeooo:paragraph-rsid="000d1cd7"/>
    </style:style>
    <style:style style:name="P3" style:family="paragraph" style:parent-style-name="Standard">
      <style:text-properties fo:language="en" fo:country="US" officeooo:rsid="00106056" officeooo:paragraph-rsid="00106056"/>
    </style:style>
    <style:style style:name="P4" style:family="paragraph" style:parent-style-name="Standard">
      <style:text-properties fo:language="en" fo:country="US" officeooo:rsid="0025ebdc" officeooo:paragraph-rsid="0025ebdc"/>
    </style:style>
    <style:style style:name="P5" style:family="paragraph" style:parent-style-name="Standard">
      <style:text-properties fo:language="en" fo:country="US" officeooo:rsid="0025ebdc" officeooo:paragraph-rsid="0027ffc5"/>
    </style:style>
    <style:style style:name="P6" style:family="paragraph" style:parent-style-name="Standard">
      <style:text-properties fo:language="en" fo:country="US" officeooo:rsid="0030a8c5" officeooo:paragraph-rsid="0030a8c5"/>
    </style:style>
    <style:style style:name="P7" style:family="paragraph" style:parent-style-name="Standard">
      <style:text-properties fo:language="en" fo:country="US" officeooo:rsid="003255f6" officeooo:paragraph-rsid="003255f6"/>
    </style:style>
    <style:style style:name="T1" style:family="text">
      <style:text-properties officeooo:rsid="000d1cd7"/>
    </style:style>
    <style:style style:name="T2" style:family="text">
      <style:text-properties officeooo:rsid="0019ade0"/>
    </style:style>
    <style:style style:name="T3" style:family="text">
      <style:text-properties officeooo:rsid="001abdce"/>
    </style:style>
    <style:style style:name="T4" style:family="text">
      <style:text-properties officeooo:rsid="001d75b5"/>
    </style:style>
    <style:style style:name="T5" style:family="text">
      <style:text-properties officeooo:rsid="0027ffc5"/>
    </style:style>
    <style:style style:name="T6" style:family="text">
      <style:text-properties officeooo:rsid="002cfa71"/>
    </style:style>
    <style:style style:name="T7" style:family="text">
      <style:text-properties officeooo:rsid="003255f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architecture of the server:</text:p>
      <text:p text:style-name="P1"><text:tab/>Thread per client: When client comes for the first time, the server creates the thread for that client.</text:p>
      <text:p text:style-name="P1"><text:tab/><text:span text:style-name="T3">The min thread is used to initiate the server and global variables, accept clients, and send initial OPENGROUPS message.</text:span></text:p>
      <text:p text:style-name="P1"><text:tab/>Thread per group: When client creates a group, separate thread for group service is created. The group thread writes question text and the results to all participants and the admin with select, while the thread of the admin continues to process the commands (CANCEL ans GETOPENGROUPS ) of the admin.</text:p>
      <text:p text:style-name="P2"><text:tab/>Two threads per quiz participants: <text:span text:style-name="T1">When a client joins a group, conditional variable is used to block participant’s thread until quiz starts, until the next question is stated, and etc. At that time, the client’s thread is not able to process client’s commands “LEAVE” ans “GETOPENGROUPS”. Second helper thread is used to solve this problem. This second helper thread is called before going to conditional wait, and canceled (killed) after that client gets out of the wait state. If client sends “LEAVE” in the second helper thread, the helper thread cancels (kills) the primary thread and creates another identical (acceptClient) thread, then the secondary thread is terminated, so that the current waiting thread is replaced with new one.</text:span></text:p>
      <text:p text:style-name="P2"/>
      <text:p text:style-name="P3">Data structures:</text:p>
      <text:p text:style-name="P3"><text:tab/>Question: structure to save all information about the given question.</text:p>
      <text:p text:style-name="P3"><text:tab/>group: structure to keep all information about specific group. Group struct contains pointer to the first question of the quiz and all related questions are saved in linked list. <text:span text:style-name="T2">There are also necessary mutexes, conditional variables, etc.</text:span></text:p>
      <text:p text:style-name="P3"><text:tab/>GroupsList: All active groups are pushed into the global linked list called GroupsList. When the quiz ens the related group is removed from the linked list. <text:span text:style-name="T2">Accordingly, there is mutex to protect the global linked list.</text:span></text:p>
      <text:p text:style-name="P3"><text:tab/><text:span text:style-name="T4">Linked list of chars: is used as a temporary storage for storing whole quiz text when an admin sends the quiz by parts.</text:span></text:p>
      <text:p text:style-name="P3"/>
      <text:p text:style-name="P4">Other techniques:</text:p>
      <text:p text:style-name="P4"><text:tab/>Select with time interval was used for each individual client to provide 1min time limit for each quiz taker.</text:p>
      <text:p text:style-name="P5"><text:tab/><text:span text:style-name="T5">pthread_cleanup_push and pthread_cleanup_pop. These functions provide the last actioin to be performed before the thread is canceled. When the helper thread cancels the primary thread, which is at a waiting state, the primary thread should unlock the mutex that was used within the conditional variable before terminating.</text:span></text:p>
      <text:p text:style-name="P5"><text:tab/><text:span text:style-name="T6">Bubble sort was implemented to sort the results.</text:span></text:p>
      <text:p text:style-name="P5"/>
      <text:p text:style-name="P6">There was no big deviation from the initial plan. The main ideas of the initial plan were saved. However, one of the significant deviation from the plan was that the new thread is created for each group, while in the plan, it was said that second thread for the commands of the admin is created. However, this idea of creating a second thread to read commands from the user is used in quiz taker’s thread.</text:p>
      <text:p text:style-name="P6">The initial plan was lacking of details, because I did not know exact problems that may be met during the development. The initial plan was created only to create so called “big picture” and imagine the general image how everything should look. <text:span text:style-name="T7">A lot of sub-plans and sub-tasks was created during the development process.</text:span></text:p>
      <text:p text:style-name="P7">According to my tests, the server meets all the requirements pointed in the specif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01:53:38.555901219</meta:creation-date>
    <dc:date>2018-04-26T02:52:02.447293601</dc:date>
    <meta:editing-duration>PT47M1S</meta:editing-duration>
    <meta:editing-cycles>15</meta:editing-cycles>
    <meta:generator>LibreOffice/5.1.6.2$Linux_X86_64 LibreOffice_project/10m0$Build-2</meta:generator>
    <meta:document-statistic meta:table-count="0" meta:image-count="0" meta:object-count="0" meta:page-count="1" meta:paragraph-count="17" meta:word-count="537" meta:character-count="3279" meta:non-whitespace-character-count="2748"/>
  </office:meta>
</office:document-meta>
</file>